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4cm" fo:margin-bottom="0cm" fo:text-align="justify"/>
    </style:style>
    <style:style style:name="P7" style:family="paragraph">
      <style:paragraph-properties fo:text-align="justify"/>
    </style:style>
    <style:style style:name="P8" style:family="paragraph">
      <style:paragraph-properties fo:margin-top="0.3cm" fo:margin-bottom="0cm"/>
    </style:style>
    <style:style style:name="P9" style:family="paragraph">
      <style:paragraph-properties fo:text-align="center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 &amp; mitig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org.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  <text:list-item>
                <text:p>Humanity continuity management</text:p>
              </text:list-item>
              <text:list-item>
                <text:p>Risk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wh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larchies</text:p>
                <text:list>
                  <text:list-item>
                    <text:p>Reductionist networks and dependencies, vertical</text:p>
                  </text:list-item>
                </text:list>
              </text:list-item>
              <text:list-item>
                <text:p><text:span text:style-name="T3">Heterarchies</text:span></text:p>
                <text:list>
                  <text:list-item>
                    <text:p>Same scale networks and dependencies, horizontal</text:p>
                  </text:list-item>
                </text:list>
              </text:list-item>
              <text:list-item>
                <text:p><text:span text:style-name="T3">Feedback loops</text:span></text:p>
                <text:list>
                  <text:list-item>
                    <text:p>Complex systems, unintended consequences, casc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-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Locale → People → Situation </text:span>→ Needs</text:p>
              </text:list-item>
              <text:list-item>
                <text:p>Events → Practitioners → Decision Makers → Response</text:p>
              </text:list-item>
              <text:list-item>
                <text:p text:style-name="P3"><text:span text:style-name="T3">Emergency → Actors → Mitigation </text:span>→ Recovery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Data</text:p>
              </text:list-item>
              <text:list-item>
                <text:p text:style-name="P3"><text:span text:style-name="T3">Technology → Applications → Organisations </text:span>→ Services</text:p>
              </text:list-item>
              <text:list-item>
                <text:p text:style-name="P3">And so on and so forth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ITU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5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, locale community efforts, </text:p>
                  </text:list-item>
                  <text:list-item>
                    <text:p>Global maker community, global software engineers, global systems engineer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, pow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Global community</text:p>
                <text:list>
                  <text:list-item>
                    <text:p>Grantham, Potsdam, Climate Central, …</text:p>
                  </text:list-item>
                  <text:list-item>
                    <text:p><text:span text:style-name="T4">AU BOM, EU </text:span>Copernicus, IN MD, JP JMA, UK Met Office, US NOAA, …</text:p>
                  </text:list-item>
                  <text:list-item>
                    <text:p><text:span text:style-name="T4">ACMAD, AfMS, </text:span>CEPREDENAC, EWS-F, GFDRR, …</text:p>
                  </text:list-item>
                  <text:list-item>
                    <text:p text:style-name="P5"><text:span text:style-name="T4">UN, <text:s/>DRR, HCR, ICEF, OCHA, WFP, </text:span>WMO, …</text:p>
                    <text:list>
                      <text:list-item>
                        <text:p>Would these UN bodies be stakeholders or interested parties like IMF, WB, CEB, ERBD, …</text:p>
                      </text:list-item>
                      <text:list-item>
                        <text:p>Depends on definition of stakeholders, who are by definition parties with an interest, </text:p>
                      </text:list-item>
                      <text:list-item>
                        <text:p>Move to projects using AGW things on financing slide?</text:p>
                      </text:list-item>
                    </text:list>
                  </text:list-item>
                  <text:list-item>
                    <text:p>Scientific research, tertiary education</text:p>
                  </text:list-item>
                  <text:list-item>
                    <text:p>Citizen science, secondary education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AGW – system of system kind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Natural SoS</text:p>
                <text:list>
                  <text:list-item>
                    <text:p>Climate/Weather</text:p>
                  </text:list-item>
                  <text:list-item>
                    <text:p>Ecology</text:p>
                  </text:list-item>
                  <text:list-item>
                    <text:p>Hydrosphere</text:p>
                  </text:list-item>
                  <text:list-item>
                    <text:p>Biosphere</text:p>
                  </text:list-item>
                  <text:list-item>
                    <text:p>Geosphere</text:p>
                  </text:list-item>
                  <text:list-item>
                    <text:p>Heleosphe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nthropogenic SoS</text:p>
                <text:list>
                  <text:list-item>
                    <text:p>Energy</text:p>
                  </text:list-item>
                  <text:list-item>
                    <text:p>Housing</text:p>
                  </text:list-item>
                  <text:list-item>
                    <text:p>Transport</text:p>
                  </text:list-item>
                  <text:list-item>
                    <text:p>Health</text:p>
                  </text:list-item>
                  <text:list-item>
                    <text:p>Education</text:p>
                  </text:list-item>
                  <text:list-item>
                    <text:p>Agricultu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 text:style-name="P6"><text:span text:style-name="T4">Climate, weather, extreme event attribution, planetary boundary science, <text:s/>Earth system science,</text:span></text:p>
                  </text:list-item>
                </text:list>
              </text:list-item>
              <text:list-item>
                <text:p text:style-name="P7">Joined up</text:p>
                <text:list>
                  <text:list-item>
                    <text:p text:style-name="P6"><text:span text:style-name="T4">Cross domain discipline and practitioner, medicine &amp; public health, epidemiology, crisis management, ecology, environment, <text:s/>education, agriculture, water, energy, logistics, transport, ...</text:span> </text:p>
                  </text:list-item>
                </text:list>
              </text:list-item>
              <text:list-item>
                <text:p text:style-name="P7">Hardware systems and software solutions</text:p>
                <text:list>
                  <text:list-item>
                    <text:p text:style-name="P7">Low cost commodity solution</text:p>
                  </text:list-item>
                </text:list>
              </text:list-item>
              <text:list-item>
                <text:p text:style-name="P7"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nd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, standards &amp; specifications</text:p>
                <text:list>
                  <text:list-item>
                    <text:p>Multilateralism, common roadmap, actual case, macro, current (steady) state, production, responsive</text:p>
                  </text:list-item>
                </text:list>
              </text:list-item>
              <text:list-item>
                <text:p>Middle out, ontology &amp; <text:s/>formalisation</text:p>
                <text:list>
                  <text:list-item>
                    <text:p>Use case specialisation, multidisciplinary, best case, meso, next (change) state, test and quality assurance, proactive</text:p>
                  </text:list-item>
                </text:list>
              </text:list-item>
              <text:list-item>
                <text:p>Bottom up, novel solutions &amp; approaches</text:p>
                <text:list>
                  <text:list-item>
                    <text:p><text:span text:style-name="T4">Outside the box, mix &amp; match, off piste, </text:span>good enough, micro, future (vision) state, development, inno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utions hub, cross fertilisation of ideas</text:p>
                <text:list>
                  <text:list-item>
                    <text:p>One hub programme, many project solutions, to build them all</text:p>
                  </text:list-item>
                  <text:list-item>
                    <text:p>See Apache Foundation &amp; Linux Foundation &amp; GNU &amp; other foss project process governance examples, seek governance guidance from same, </text:p>
                  </text:list-item>
                </text:list>
              </text:list-item>
              <text:list-item>
                <text:p>Iterative &amp; incremental</text:p>
              </text:list-item>
              <text:list-item>
                <text:p>Rapid onboarding and maturation of materially useful innovative solutions</text:p>
              </text:list-item>
              <text:list-item>
                <text:p>Don’t reinvent the wheel</text:p>
                <text:list>
                  <text:list-item>
                    <text:p>Use of existing FOSS &amp; FOSH where possible</text:p>
                  </text:list-item>
                </text:list>
              </text:list-item>
              <text:list-item>
                <text:p>&lt;todo: continue to fill out content, 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use c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secondary school interactive projects</text:p>
              </text:list-item>
              <text:list-item>
                <text:p>Uplift in maturity of global (south &amp; north) meteorology capability</text:p>
              </text:list-item>
              <text:list-item>
                <text:p text:style-name="P3"><text:span text:style-name="T3">Tailoring of solutions for domain specific and locale specific weather station capability, i.e. refugee centre public health</text:span></text:p>
              </text:list-item>
              <text:list-item>
                <text:p>Deployment workflow for UK Met Office Home NWP model on Rpi Ubuntu Cluster</text:p>
              </text:list-item>
              <text:list-item>
                <text:p>Something for anyone to contribute to in the next zoonotic transfer global pandemic lockdown</text:p>
              </text:list-item>
              <text:list-item>
                <text:p>And so on and so forth, others tbd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- technology stack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aspberry Pi, other low cost similar options</text:p>
                <text:list>
                  <text:list-header>
                    <text:p>Single board computer, microcontroller</text:p>
                  </text:list-header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<text:span text:style-name="T3">FOS Foundations; Apache, Document, </text:span>Linux, Rust, ...</text:p>
              </text:list-item>
              <text:list-item>
                <text:p>Others tbd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andidate stack 01 left, other tbd</text:p>
                <text:list>
                  <text:list-item>
                    <text:p>stack 02</text:p>
                  </text:list-item>
                  <text:list-item>
                    <text:p>stack 03</text:p>
                  </text:list-item>
                  <text:list-item>
                    <text:p>stack N</text:p>
                  </text:list-item>
                  <text:list-item>
                    <text:p>stack N+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layer="layout" svg:width="25.199cm" svg:height="3.473cm" svg:x="1.4cm" svg:y="0.206cm" presentation:class="title" presentation:user-transformed="true">
          <draw:text-box>
            <text:p>AGW – enterprise architecture<text:line-break/>of the AGW foundation?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Business</text:p>
                <text:list>
                  <text:list-item>
                    <text:p/>
                  </text:list-item>
                </text:list>
              </text:list-item>
              <text:list-item>
                <text:p>Dat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pplication</text:p>
                <text:list>
                  <text:list-item>
                    <text:p/>
                  </text:list-item>
                </text:list>
              </text:list-item>
              <text:list-item>
                <text:p>Technolog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layer="layout" svg:width="25.199cm" svg:height="3.473cm" svg:x="1.4cm" svg:y="0.206cm" presentation:class="title" presentation:user-transformed="true">
          <draw:text-box>
            <text:p>AGW – solution architecture<text:line-break/>of the AGW project things?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oftwar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ystem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AGW – governance<text:line-break/>out of depth, seek help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3">How are open source/creative commons governed; </text:p>
                <text:list>
                  <text:list-item>
                    <text:p>foundation governance, projects governance, ? Seek advice, who from?</text:p>
                    <text:list>
                      <text:list-item>
                        <text:p>May include individuals in a private capacity from the stakeholder groups starting to be identified People willing to give their time for free. Who?</text:p>
                      </text:list-item>
                      <text:list-item>
                        <text:p>Keep governance as light as possible to allow for innovate and attract participants while making sure org and project is well run? <text:s/>How?</text:p>
                      </text:list-item>
                      <text:list-item>
                        <text:p>Funds must go to FOSS &amp; FOSH actual things as primary focus. Org principle?</text:p>
                      </text:list-item>
                      <text:list-item>
                        <text:p text:style-name="P8">Try to avoid governance bloat and talking shops and events management. Org principle?</text:p>
                      </text:list-item>
                    </text:list>
                  </text:list-item>
                  <text:list-item>
                    <text:p>Do they hold charity status/not for profit status? </text:p>
                    <text:list>
                      <text:list-item>
                        <text:p>Likely yes.</text:p>
                      </text:list-item>
                    </text:list>
                  </text:list-item>
                  <text:list-item>
                    <text:p>What is the usual organisational structure of these types of orgs? See financing slide.</text:p>
                    <text:list>
                      <text:list-item>
                        <text:p>Do these sorts of organisations have advisory boards?</text:p>
                      </text:list-item>
                    </text:list>
                  </text:list-item>
                  <text:list-item>
                    <text:p>What AGW things open source licencing to adopt? Copy left? </text:p>
                    <text:list>
                      <text:list-item>
                        <text:p>Organisational risk mitigation, to keep providing free things for the worst danger humanity faces! </text:p>
                      </text:list-item>
                      <text:list-item>
                        <text:p>Things in current repository are randomly assigned licences or have non at all!</text:p>
                      </text:list-item>
                      <text:list-item>
                        <text:p>All projects should be licenced the same? Probably.</text:p>
                      </text:list-item>
                    </text:list>
                  </text:list-item>
                  <text:list-item>
                    <text:p>Much more research required. Ponder more. See financing.</text:p>
                    <text:list>
                      <text:list-item>
                        <text:p>Seek advice from 'Oumuamua, (humour)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 text:style-name="P9"><text:span text:style-name="T5">AGW – financing</text:span><text:span text:style-name="T5"><text:line-break/></text:span>out of depth, seek hel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Open source projects &amp; foundation</text:p>
                <text:list>
                  <text:list-item>
                    <text:list>
                      <text:list-item>
                        <text:p>Seek legal advice about all of this. Out of depth on this. Many many risks!</text:p>
                      </text:list-item>
                      <text:list-item>
                        <text:p>See governance slide. How to ensure transparency and not incur organisational risk.</text:p>
                      </text:list-item>
                    </text:list>
                  </text:list-item>
                  <text:list-item>
                    <text:p text:style-name="P5">Contributions, grants, </text:p>
                  </text:list-item>
                  <text:list-item>
                    <text:p text:style-name="P5">Crowdfunding? </text:p>
                    <text:list>
                      <text:list-item>
                        <text:p>Don’t know about this in relation the legal issues and ring fencing and governance issues, move to heading below?</text:p>
                      </text:list-item>
                    </text:list>
                  </text:list-item>
                </text:list>
              </text:list-item>
              <text:list-item>
                <text:p>Funding projects using AGW FOSS &amp; FOSH things</text:p>
                <text:list>
                  <text:list-item>
                    <text:list>
                      <text:list-item>
                        <text:p text:style-name="P8">More use the better. More feedback. More involvement. Lifeblood. No use to this if it is not used.</text:p>
                      </text:list-item>
                    </text:list>
                  </text:list-item>
                  <text:list-item>
                    <text:p text:style-name="P5">CEB, EBRD, ...</text:p>
                  </text:list-item>
                  <text:list-item>
                    <text:p text:style-name="P5">IMF, World Bank, …</text:p>
                  </text:list-item>
                  <text:list-item>
                    <text:p text:style-name="P5">Any person/body/org who cares to use them. Can’t control what are done with AGW if they are free to use.</text:p>
                    <text:list>
                      <text:list-item>
                        <text:p>Persons or orgs seeking to use AGW things for profit or not for profit.</text:p>
                      </text:list-item>
                    </text:list>
                  </text:list-item>
                </text:list>
              </text:list-item>
              <text:list-item>
                <text:p>Much more research required. Ponder more. See governanc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8T19:20:12.656000000</meta:creation-date>
    <dc:date>2025-08-23T15:27:17.099904400</dc:date>
    <meta:editing-duration>PT23H43M25S</meta:editing-duration>
    <meta:editing-cycles>154</meta:editing-cycles>
    <meta:generator>LibreOffice/25.2.5.2$Windows_X86_64 LibreOffice_project/03d19516eb2e1dd5d4ccd751a0d6f35f35e08022</meta:generator>
    <meta:document-statistic meta:object-count="105"/>
  </office:meta>
</office:document-meta>
</file>